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0496AEB590A5AB7A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2.348cm, 2.033cm, 0.84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.399cm" svg:height="1.193cm" svg:x="3.4cm" svg:y="3.5cm">
          <draw:image xlink:href="Pictures/10000000000001900000010496AEB590A5AB7A5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04T22:22:17.684246365</dc:date>
    <meta:editing-duration>PT4M37S</meta:editing-duration>
    <meta:editing-cycles>1</meta:editing-cycles>
    <meta:document-statistic meta:object-count="1"/>
    <meta:generator>LibreOffice/5.1.6.2$Linux_X86_64 LibreOffice_project/10m0$Build-2</meta:generator>
  </office:meta>
</office:document-meta>
</file>